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7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dc3d0"/>
    </style:style>
    <style:style style:name="P8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9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3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4" style:family="paragraph" style:parent-style-name="Table_20_Contents">
      <style:paragraph-properties fo:text-align="justify" style:justify-single-word="false"/>
      <style:text-properties officeooo:rsid="000f9a4f" officeooo:paragraph-rsid="000f9a4f"/>
    </style:style>
    <style:style style:name="P15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6" style:family="paragraph" style:parent-style-name="Standard" style:list-style-name="L2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2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20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1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2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3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4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5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6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7" style:family="paragraph" style:parent-style-name="Standard" style:list-style-name="L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8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9" style:family="paragraph" style:parent-style-name="Table_20_Contents" style:list-style-name="L3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248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23c7" style:font-style-asian="normal" style:font-style-complex="normal"/>
    </style:style>
    <style:style style:name="T5" style:family="text">
      <style:text-properties fo:font-style="normal" officeooo:rsid="000f2488" style:font-style-asian="normal" style:font-style-complex="normal"/>
    </style:style>
    <style:style style:name="T6" style:family="text">
      <style:text-properties officeooo:rsid="0007b19f"/>
    </style:style>
    <style:style style:name="T7" style:family="text">
      <style:text-properties officeooo:rsid="000a5445"/>
    </style:style>
    <style:style style:name="T8" style:family="text">
      <style:text-properties officeooo:rsid="000c23c7"/>
    </style:style>
    <style:style style:name="T9" style:family="text">
      <style:text-properties officeooo:rsid="000dc3d0"/>
    </style:style>
    <style:style style:name="T10" style:family="text">
      <style:text-properties officeooo:rsid="000f9a4f"/>
    </style:style>
    <style:style style:name="T11" style:family="text">
      <style:text-properties officeooo:rsid="00103873"/>
    </style:style>
    <style:style style:name="T12" style:family="text">
      <style:text-properties officeooo:rsid="0012121c"/>
    </style:style>
    <style:style style:name="T13" style:family="text">
      <style:text-properties officeooo:rsid="001413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yang bertanda tangan dibawah ini, nama :</text:p>
      <text:list xml:id="list3241137245" text:style-name="L1">
        <text:list-item>
          <text:p text:style-name="P15">…</text:p>
        </text:list-item>
        <text:list-item>
          <text:p text:style-name="P17">…</text:p>
        </text:list-item>
        <text:list-item>
          <text:p text:style-name="P17">…</text:p>
        </text:list-item>
      </text:list>
      <text:p text:style-name="P3">Merupakan perwakilan dari semester <text:span text:style-name="T9">V</text:span> <text:span text:style-name="T13">C,</text:span> menyetujui Kontrak Perkuliahan mata kuliah Pemrograman Komputer 2 yang diampu oleh Bapak Priyanto Tamami, S.Kom, dengan poin-poin sebagai berikut :</text:p>
      <text:list xml:id="list2401533495" text:style-name="L2">
        <text:list-item>
          <text:p text:style-name="P16">Kehadiran</text:p>
          <text:list>
            <text:list-item>
              <text:p text:style-name="P19">Jumlah total perkuliahan adalah 12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8">Pertemuan Ke-</text:p>
          </table:table-cell>
          <table:table-cell table:style-name="rencana-materi.B1" office:value-type="string">
            <text:p text:style-name="P8">Materi</text:p>
          </table:table-cell>
        </table:table-row>
        <table:table-row>
          <table:table-cell table:style-name="rencana-materi.A2" office:value-type="string">
            <text:p text:style-name="P8">1</text:p>
          </table:table-cell>
          <table:table-cell table:style-name="rencana-materi.B2" office:value-type="string">
            <text:p text:style-name="P9">Kontrak Perkuliahan, Pengenalan Mata Kuliah, Pengantar <text:span text:style-name="T10">Object Oriented Programming 2</text:span></text:p>
          </table:table-cell>
        </table:table-row>
        <table:table-row>
          <table:table-cell table:style-name="rencana-materi.A2" office:value-type="string">
            <text:p text:style-name="P8">2</text:p>
          </table:table-cell>
          <table:table-cell table:style-name="rencana-materi.B2" office:value-type="string">
            <text:p text:style-name="P14">Pengenalan dan implementasi tools pendukung kegiatan Object Oriented Programming 2</text:p>
          </table:table-cell>
        </table:table-row>
        <table:table-row>
          <table:table-cell table:style-name="rencana-materi.A2" office:value-type="string">
            <text:p text:style-name="P8">3</text:p>
          </table:table-cell>
          <table:table-cell table:style-name="rencana-materi.B2" office:value-type="string">
            <text:p text:style-name="P14">Pengenalan dan implementasi tools pendukung kegiatan Object Oriented Programming 2</text:p>
          </table:table-cell>
        </table:table-row>
        <table:table-row>
          <table:table-cell table:style-name="rencana-materi.A2" office:value-type="string">
            <text:p text:style-name="P8">4</text:p>
          </table:table-cell>
          <table:table-cell table:style-name="rencana-materi.B2" office:value-type="string">
            <text:p text:style-name="P14">Konsep dan implementasi Desain MVC</text:p>
          </table:table-cell>
        </table:table-row>
        <table:table-row>
          <table:table-cell table:style-name="rencana-materi.A2" office:value-type="string">
            <text:p text:style-name="P8">5</text:p>
          </table:table-cell>
          <table:table-cell table:style-name="rencana-materi.B2" office:value-type="string">
            <text:p text:style-name="P14">Implementasi JDBC, Hibernate, atau JPA sebagai bagian dari Model pada desain MVC</text:p>
          </table:table-cell>
        </table:table-row>
        <table:table-row>
          <table:table-cell table:style-name="rencana-materi.A2" office:value-type="string">
            <text:p text:style-name="P8">6</text:p>
          </table:table-cell>
          <table:table-cell table:style-name="rencana-materi.B2" office:value-type="string">
            <text:p text:style-name="P14">Implementasi JSP dan Thymeleaf sebagai View pada desain MVC</text:p>
          </table:table-cell>
        </table:table-row>
        <table:table-row>
          <table:table-cell table:style-name="rencana-materi.A2" office:value-type="string">
            <text:p text:style-name="P8">7</text:p>
          </table:table-cell>
          <table:table-cell table:style-name="rencana-materi.B2" office:value-type="string">
            <text:p text:style-name="P14">Konsep dan Implementasi Security di Framework Spring</text:p>
          </table:table-cell>
        </table:table-row>
        <table:table-row>
          <table:table-cell table:style-name="rencana-materi.A2" office:value-type="string">
            <text:p text:style-name="P8">8</text:p>
          </table:table-cell>
          <table:table-cell table:style-name="rencana-materi.B2" office:value-type="string">
            <text:p text:style-name="P14">Konsep dan Implementasi Security di Framework Spring</text:p>
          </table:table-cell>
        </table:table-row>
        <table:table-row>
          <table:table-cell table:style-name="rencana-materi.A2" office:value-type="string">
            <text:p text:style-name="P8">9</text:p>
          </table:table-cell>
          <table:table-cell table:style-name="rencana-materi.B2" office:value-type="string">
            <text:p text:style-name="P14">Konsep dan Implementasi Rest Web Service di Framework Spring</text:p>
          </table:table-cell>
        </table:table-row>
        <table:table-row>
          <table:table-cell table:style-name="rencana-materi.A2" office:value-type="string">
            <text:p text:style-name="P8">10</text:p>
          </table:table-cell>
          <table:table-cell table:style-name="rencana-materi.B2" office:value-type="string">
            <text:p text:style-name="P14">Konsep dan Implementasi Rest Web Service di Framework Spring</text:p>
          </table:table-cell>
        </table:table-row>
        <table:table-row>
          <table:table-cell table:style-name="rencana-materi.A2" office:value-type="string">
            <text:p text:style-name="P8">11</text:p>
          </table:table-cell>
          <table:table-cell table:style-name="rencana-materi.B2" office:value-type="string">
            <text:p text:style-name="P14">Memahami konsep dan <text:span text:style-name="T11">implementasi</text:span> UI sebagai View pada desain MVC</text:p>
          </table:table-cell>
        </table:table-row>
        <table:table-row>
          <table:table-cell table:style-name="rencana-materi.A2" office:value-type="string">
            <text:p text:style-name="P8">12</text:p>
          </table:table-cell>
          <table:table-cell table:style-name="rencana-materi.B2" office:value-type="string">
            <text:p text:style-name="P14">Memahami konsep dan <text:span text:style-name="T11">implementasi</text:span> UI sebagai View pada desain MVC</text:p>
          </table:table-cell>
        </table:table-row>
      </table:table>
      <text:list xml:id="list221753984984194" text:continue-numbering="true" text:style-name="L2">
        <text:list-item>
          <text:list>
            <text:list-header>
              <text:p text:style-name="P27"/>
            </text:list-header>
            <text:list-item>
              <text:p text:style-name="P21">Durasi waktu perkuliahan maksimal adalah 50 menit x 3 sks.</text:p>
            </text:list-item>
            <text:list-item>
              <text:p text:style-name="P21">Jika hadir melewati 20 menit, <text:span text:style-name="T8">dapat mengikuti kegiatan perkuliahan bila diijinkan.</text:span></text:p>
            </text:list-item>
            <text:list-item>
              <text:p text:style-name="P22">Jika dosen hadir melewati 30 menit, maka perhitungan durasi waktu perkuliahan dimulai sejak dosen masuk kelas.</text:p>
            </text:list-item>
            <text:list-item>
              <text:p text:style-name="P22">Jika berhalangan hadir dikarenakan sakit atau kecelakaan, maka perijinan hanya dapat dilakukan melalui SMS ke dosen dengan surat keterangan dokter menyusul.</text:p>
            </text:list-item>
            <text:list-item>
              <text:p text:style-name="P22">Jika berhalangan hadir karena tugas dari instansi, maka perijinan hanya dapat dilakukan menggunakan surat resmi dari instansi tersebut.</text:p>
            </text:list-item>
            <text:list-item>
              <text:p text:style-name="P22">Nilai kehadiran memberi kontribusi 10% terhadap nilai akhir.</text:p>
            </text:list-item>
          </text:list>
        </text:list-item>
        <text:list-item>
          <text:p text:style-name="P18">Tugas</text:p>
          <text:list>
            <text:list-item>
              <text:p text:style-name="P20">Tugas latihan dikerjakan dalam bentuk file <text:span text:style-name="T1">source code</text:span><text:span text:style-name="T3"> dan dikirimkan melalui </text:span><text:span text:style-name="T4">email/</text:span><text:span text:style-name="T5">sms</text:span><text:span text:style-name="T4"> dalam bentuk </text:span><text:span text:style-name="T2">project </text:span><text:span text:style-name="T5">di Github</text:span><text:span text:style-name="T4">.</text:span></text:p>
            </text:list-item>
            <text:list-item>
              <text:p text:style-name="P23">Nilai tugas memberi kontribusi 20% terhadap nilai akhir.</text:p>
            </text:list-item>
          </text:list>
        </text:list-item>
        <text:list-item>
          <text:p text:style-name="P18"><text:soft-page-break/>Ujian Tengah Semester</text:p>
          <text:list>
            <text:list-item>
              <text:p text:style-name="P22">Ujian Tengah Semester dilaksanakan seusai pertemuan ke-<text:span text:style-name="T9">6</text:span>.</text:p>
            </text:list-item>
            <text:list-item>
              <text:p text:style-name="P22">Sarat mengikuti Ujian Tengah Semester adalah kehadiran minimal <text:span text:style-name="T9">5</text:span> kali pertemuan (tidak termasuk berhalangan hadir karena alasan selain sakit/kecelakaan). Jika kehadiran kurang dari <text:span text:style-name="T9">5</text:span> kali <text:span text:style-name="T6">dan tetap hadir saat Ujian Tengah Semester, maka tetap tidak akan mendapatkan nilai Ujian Tengah Semester</text:span></text:p>
            </text:list-item>
            <text:list-item>
              <text:p text:style-name="P24">Nilai Ujian Tengah Semester memberi kontribusi 30% terhadap nilai akhir.</text:p>
            </text:list-item>
          </text:list>
        </text:list-item>
        <text:list-item>
          <text:p text:style-name="P18">Ujian Akhir Semester</text:p>
          <text:list>
            <text:list-item>
              <text:p text:style-name="P25">Ujian Akhir Semester dilaksanakan seusai pertemuan ke-1<text:span text:style-name="T9">1</text:span></text:p>
            </text:list-item>
            <text:list-item>
              <text:p text:style-name="P25">Ujian Akhir Semester berbentuk project.</text:p>
            </text:list-item>
            <text:list-item>
              <text:p text:style-name="P25">Sarat mengikuti Ujian Akhir Semester adalah kehadiran minimal <text:span text:style-name="T9">9</text:span> kali pertemuan (tidak termasuk berhalangan hadir karena alasan selain sakit / kecelakaan).</text:p>
            </text:list-item>
            <text:list-item>
              <text:p text:style-name="P25">Bagi mahasiswa yang mendapat total nilai tugas latihan melampaui <text:span text:style-name="T9">rata-rata </text:span>100 seusai pertemuan ke-12, <text:span text:style-name="T7">akan mendapatkan nilai sempurna (100) pada nilai Ujian Akhir Semester.</text:span></text:p>
            </text:list-item>
            <text:list-item>
              <text:p text:style-name="P26">Nilai Ujian Akhir Semester memberi kontribusi 40% terhadap nilai akhir.</text:p>
              <text:p text:style-name="P28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4"/>
      <text:p text:style-name="P7">Tegal, <text:s text:c="7"/><text:span text:style-name="T12">Oktober</text:span>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2">Perwakilan semester V <text:span text:style-name="T13">C</text:span></text:p>
            <text:p text:style-name="P12">Nama</text:p>
          </table:table-cell>
          <table:table-cell table:style-name="ttd-komting.A1" office:value-type="string">
            <text:p text:style-name="P10"/>
            <text:p text:style-name="P12">Tanda Tanga<text:span text:style-name="T8">n</text:span></text:p>
          </table:table-cell>
        </table:table-row>
        <table:table-row>
          <table:table-cell table:style-name="ttd-komting.A1" office:value-type="string">
            <text:list xml:id="list3072714752" text:style-name="L3">
              <text:list-header>
                <text:p text:style-name="P29"/>
              </text:list-header>
              <text:list-item>
                <text:p text:style-name="P29">…</text:p>
                <text:p text:style-name="P29"/>
              </text:list-item>
              <text:list-item>
                <text:p text:style-name="P29">…</text:p>
                <text:p text:style-name="P29"/>
              </text:list-item>
              <text:list-item>
                <text:p text:style-name="P29">…</text:p>
              </text:list-item>
            </text:list>
          </table:table-cell>
          <table:table-cell table:style-name="ttd-komting.A1" office:value-type="string">
            <text:p text:style-name="P10"/>
            <text:p text:style-name="P10">…...................................</text:p>
            <text:p text:style-name="P10"/>
            <text:p text:style-name="P11">…...................................</text:p>
            <text:p text:style-name="P11"/>
            <text:p text:style-name="P11">…...................................</text:p>
          </table:table-cell>
        </table:table-row>
      </table:table>
      <text:p text:style-name="P6"/>
      <text:p text:style-name="P5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osen Pengampu</text:p>
            <text:p text:style-name="P13"/>
            <text:p text:style-name="P13"/>
            <text:p text:style-name="P13"/>
            <text:p text:style-name="P13"/>
            <text:p text:style-name="P13">Priyanto Tamami, S.Kom</text:p>
          </table:table-cell>
          <table:table-cell table:style-name="Table1.A1" office:value-type="string">
            <text:p text:style-name="P13">Kaprodi DIV Teknik Informatika</text:p>
            <text:p text:style-name="P13"/>
            <text:p text:style-name="P13"/>
            <text:p text:style-name="P13"/>
            <text:p text:style-name="P13"/>
            <text:p text:style-name="P13">Ginanjar Wiro Sasmito, M.Ko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10-04T22:17:53.646042978</dc:date>
    <dc:creator>P Tamami</dc:creator>
    <meta:editing-duration>PT2H18M37S</meta:editing-duration>
    <meta:editing-cycles>12</meta:editing-cycles>
    <meta:generator>LibreOffice/5.3.1.2$Linux_X86_64 LibreOffice_project/30m0$Build-2</meta:generator>
    <meta:document-statistic meta:table-count="3" meta:image-count="0" meta:object-count="0" meta:page-count="2" meta:paragraph-count="69" meta:word-count="493" meta:character-count="3403" meta:non-whitespace-character-count="2978"/>
  </office:meta>
</office:document-meta>
</file>